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ccba4" officeooo:paragraph-rsid="001ccba4"/>
    </style:style>
    <style:style style:name="P2" style:family="paragraph" style:parent-style-name="Standard">
      <style:paragraph-properties fo:break-before="page"/>
      <style:text-properties officeooo:rsid="001ccba4" officeooo:paragraph-rsid="001ccba4"/>
    </style:style>
    <style:style style:name="P3" style:family="paragraph" style:parent-style-name="Standard">
      <style:text-properties officeooo:rsid="001ccba4" officeooo:paragraph-rsid="001e374d"/>
    </style:style>
    <style:style style:name="P4" style:family="paragraph" style:parent-style-name="Standard">
      <style:text-properties fo:color="#000000" loext:opacity="100%" style:font-name="Calibri" fo:font-size="12pt"/>
    </style:style>
    <style:style style:name="P5" style:family="paragraph" style:parent-style-name="Standard">
      <style:text-properties fo:color="#000000" loext:opacity="100%" style:font-name="Calibri" fo:font-size="12pt" officeooo:rsid="001ccba4" officeooo:paragraph-rsid="001ccba4"/>
    </style:style>
    <style:style style:name="P6" style:family="paragraph" style:parent-style-name="Standard">
      <style:paragraph-properties fo:text-align="justify" style:justify-single-word="false"/>
      <style:text-properties fo:color="#000000" loext:opacity="100%" style:font-name="Calibri" fo:font-size="12pt" officeooo:paragraph-rsid="001ccba4"/>
    </style:style>
    <style:style style:name="P7" style:family="paragraph" style:parent-style-name="Standard">
      <style:text-properties fo:color="#000000" loext:opacity="100%" style:font-name="Calibri" fo:font-size="12pt" officeooo:paragraph-rsid="001ccba4"/>
    </style:style>
    <style:style style:name="P8" style:family="paragraph" style:parent-style-name="Standard">
      <style:text-properties fo:color="#000000" loext:opacity="100%" style:font-name="Calibri" fo:font-size="12pt" fo:font-weight="bold" officeooo:rsid="001ccba4" officeooo:paragraph-rsid="001ccba4" style:font-weight-asian="bold" style:font-weight-complex="bold"/>
    </style:style>
    <style:style style:name="P9" style:family="paragraph" style:parent-style-name="Standard">
      <style:text-properties fo:color="#000000" loext:opacity="100%" style:font-name="Calibri" fo:font-size="12pt" officeooo:rsid="0025d57c" officeooo:paragraph-rsid="0025d57c"/>
    </style:style>
    <style:style style:name="P10" style:family="paragraph" style:parent-style-name="Standard">
      <style:paragraph-properties fo:text-align="justify" style:justify-single-word="false"/>
      <style:text-properties fo:color="#000000" loext:opacity="100%" style:font-name="Calibri" officeooo:paragraph-rsid="001ccba4"/>
    </style:style>
    <style:style style:name="P11" style:family="paragraph" style:parent-style-name="Standard">
      <style:text-properties fo:color="#000000" loext:opacity="100%" style:font-name="Calibri" officeooo:paragraph-rsid="001ccba4"/>
    </style:style>
    <style:style style:name="P12" style:family="paragraph" style:parent-style-name="Standard">
      <style:text-properties fo:color="#000000" loext:opacity="100%" style:font-name="Calibri" officeooo:rsid="001e374d" officeooo:paragraph-rsid="002583e9"/>
    </style:style>
    <style:style style:name="P13" style:family="paragraph" style:parent-style-name="Standard">
      <style:text-properties fo:color="#000000" loext:opacity="100%" style:font-name="Calibri" officeooo:rsid="002583e9" officeooo:paragraph-rsid="002583e9"/>
    </style:style>
    <style:style style:name="P14" style:family="paragraph" style:parent-style-name="Standard">
      <style:text-properties fo:color="#000000" loext:opacity="100%" style:font-name="Calibri" officeooo:rsid="0025d57c" officeooo:paragraph-rsid="0025d57c"/>
    </style:style>
    <style:style style:name="P15" style:family="paragraph" style:parent-style-name="Standard">
      <style:paragraph-properties fo:text-align="justify" style:justify-single-word="false"/>
      <style:text-properties officeooo:paragraph-rsid="001ccba4"/>
    </style:style>
    <style:style style:name="P16" style:family="paragraph" style:parent-style-name="Standard">
      <style:text-properties fo:font-weight="bold" officeooo:rsid="001ccba4" officeooo:paragraph-rsid="001ccba4" style:font-weight-asian="bold" style:font-weight-complex="bold"/>
    </style:style>
    <style:style style:name="P17" style:family="paragraph" style:parent-style-name="Standard">
      <style:text-properties fo:font-weight="bold" officeooo:rsid="001ccba4" officeooo:paragraph-rsid="001ce352" style:font-weight-asian="bold" style:font-weight-complex="bold"/>
    </style:style>
    <style:style style:name="P18" style:family="paragraph" style:parent-style-name="Standard">
      <style:text-properties officeooo:rsid="001ce352" officeooo:paragraph-rsid="001ce352"/>
    </style:style>
    <style:style style:name="P19" style:family="paragraph" style:parent-style-name="Standard">
      <style:text-properties officeooo:rsid="001ce352" officeooo:paragraph-rsid="001ef980"/>
    </style:style>
    <style:style style:name="P20" style:family="paragraph" style:parent-style-name="Standard">
      <style:text-properties officeooo:rsid="001ce352" officeooo:paragraph-rsid="001f2e3d"/>
    </style:style>
    <style:style style:name="P21" style:family="paragraph" style:parent-style-name="Standard">
      <style:text-properties officeooo:rsid="001ce352" officeooo:paragraph-rsid="00241a4b"/>
    </style:style>
    <style:style style:name="P22" style:family="paragraph" style:parent-style-name="Standard">
      <style:text-properties officeooo:rsid="001ce352" officeooo:paragraph-rsid="0025d57c"/>
    </style:style>
    <style:style style:name="P23" style:family="paragraph" style:parent-style-name="Standard">
      <style:paragraph-properties fo:text-align="center" style:justify-single-word="false"/>
      <style:text-properties officeooo:rsid="001ce352" officeooo:paragraph-rsid="00272bb5"/>
    </style:style>
    <style:style style:name="P24" style:family="paragraph" style:parent-style-name="Standard">
      <style:paragraph-properties fo:text-align="center" style:justify-single-word="false"/>
      <style:text-properties fo:font-size="14pt" fo:font-weight="bold" officeooo:rsid="001ccba4" officeooo:paragraph-rsid="001ccba4" style:font-size-asian="14pt" style:font-weight-asian="bold" style:font-size-complex="14pt" style:font-weight-complex="bold"/>
    </style:style>
    <style:style style:name="P25" style:family="paragraph" style:parent-style-name="Standard">
      <style:text-properties officeooo:rsid="001ef980" officeooo:paragraph-rsid="0025d57c"/>
    </style:style>
    <style:style style:name="P26" style:family="paragraph" style:parent-style-name="Standard">
      <style:text-properties officeooo:rsid="001ef980" officeooo:paragraph-rsid="001ef980"/>
    </style:style>
    <style:style style:name="P27" style:family="paragraph" style:parent-style-name="Standard">
      <style:text-properties officeooo:rsid="0025d57c" officeooo:paragraph-rsid="0025d57c"/>
    </style:style>
    <style:style style:name="P28" style:family="paragraph" style:parent-style-name="Standard">
      <style:text-properties officeooo:rsid="0025d57c" officeooo:paragraph-rsid="00273248"/>
    </style:style>
    <style:style style:name="P29" style:family="paragraph" style:parent-style-name="Standard">
      <style:text-properties fo:color="#ed4c05" loext:opacity="100%" style:text-underline-style="solid" style:text-underline-width="auto" style:text-underline-color="font-color" fo:font-weight="bold" officeooo:rsid="0025d57c" officeooo:paragraph-rsid="0025d57c" style:font-weight-asian="bold" style:font-weight-complex="bold"/>
    </style:style>
    <style:style style:name="P30" style:family="paragraph" style:parent-style-name="Standard">
      <style:text-properties fo:color="#ed4c05" loext:opacity="100%" style:text-underline-style="solid" style:text-underline-width="auto" style:text-underline-color="font-color" fo:font-weight="bold" officeooo:rsid="002820cb" officeooo:paragraph-rsid="002820cb" style:font-weight-asian="bold" style:font-weight-complex="bold"/>
    </style:style>
    <style:style style:name="P31" style:family="paragraph" style:parent-style-name="Standard">
      <style:text-properties fo:color="#bf0041" loext:opacity="100%" officeooo:rsid="001ce352" officeooo:paragraph-rsid="001ce352"/>
    </style:style>
    <style:style style:name="P32" style:family="paragraph" style:parent-style-name="Standard">
      <style:paragraph-properties fo:text-align="center" style:justify-single-word="false"/>
      <style:text-properties fo:color="#bf0041" loext:opacity="100%" fo:font-style="italic" fo:font-weight="bold" officeooo:rsid="00272bb5" officeooo:paragraph-rsid="00272bb5" style:font-style-asian="italic" style:font-weight-asian="bold" style:font-style-complex="italic" style:font-weight-complex="bold"/>
    </style:style>
    <style:style style:name="P33" style:family="paragraph" style:parent-style-name="Standard">
      <style:text-properties style:text-underline-style="solid" style:text-underline-width="auto" style:text-underline-color="font-color" fo:font-weight="bold" officeooo:rsid="001ccba4" officeooo:paragraph-rsid="001ce352" style:font-weight-asian="bold" style:font-weight-complex="bold"/>
    </style:style>
    <style:style style:name="P34" style:family="paragraph" style:parent-style-name="Standard">
      <style:text-properties style:text-underline-style="solid" style:text-underline-width="auto" style:text-underline-color="font-color" officeooo:rsid="00284c56" officeooo:paragraph-rsid="00284c56"/>
    </style:style>
    <style:style style:name="P35" style:family="paragraph" style:parent-style-name="Standard">
      <style:text-properties style:text-underline-style="solid" style:text-underline-width="auto" style:text-underline-color="font-color" officeooo:rsid="0030bd8f" officeooo:paragraph-rsid="0030bd8f"/>
    </style:style>
    <style:style style:name="P36" style:family="paragraph" style:parent-style-name="Standard">
      <style:text-properties style:text-underline-style="solid" style:text-underline-width="auto" style:text-underline-color="font-color" officeooo:rsid="0032aef0" officeooo:paragraph-rsid="0032aef0"/>
    </style:style>
    <style:style style:name="P37" style:family="paragraph" style:parent-style-name="Standard">
      <style:text-properties style:text-underline-style="solid" style:text-underline-width="auto" style:text-underline-color="font-color" officeooo:rsid="00339ca4" officeooo:paragraph-rsid="00339ca4"/>
    </style:style>
    <style:style style:name="P38" style:family="paragraph" style:parent-style-name="Standard">
      <style:text-properties style:use-window-font-color="true" loext:opacity="0%" style:font-name="Calibri" style:text-underline-style="none" fo:font-weight="normal" officeooo:rsid="0025d57c" officeooo:paragraph-rsid="0025d57c" style:font-weight-asian="normal" style:font-weight-complex="normal"/>
    </style:style>
    <style:style style:name="P39" style:family="paragraph" style:parent-style-name="Standard">
      <style:text-properties style:use-window-font-color="true" loext:opacity="0%" style:font-name="Calibri" style:text-underline-style="none" fo:font-weight="normal" officeooo:rsid="002820cb" officeooo:paragraph-rsid="002820cb" style:font-weight-asian="normal" style:font-weight-complex="normal"/>
    </style:style>
    <style:style style:name="P40" style:family="paragraph" style:parent-style-name="Standard">
      <style:text-properties officeooo:rsid="001f2e3d" officeooo:paragraph-rsid="001f2e3d"/>
    </style:style>
    <style:style style:name="P41" style:family="paragraph" style:parent-style-name="Standard">
      <style:text-properties fo:font-style="italic" fo:font-weight="bold" officeooo:rsid="001f2e3d" officeooo:paragraph-rsid="001ce352" style:font-style-asian="italic" style:font-weight-asian="bold" style:font-style-complex="italic" style:font-weight-complex="bold"/>
    </style:style>
    <style:style style:name="P42" style:family="paragraph" style:parent-style-name="Standard">
      <style:text-properties officeooo:rsid="00284c56" officeooo:paragraph-rsid="00284c56"/>
    </style:style>
    <style:style style:name="P43" style:family="paragraph" style:parent-style-name="Standard">
      <style:text-properties style:text-underline-style="none" officeooo:rsid="00284c56" officeooo:paragraph-rsid="00284c56"/>
    </style:style>
    <style:style style:name="P44" style:family="paragraph" style:parent-style-name="Standard">
      <style:text-properties style:text-underline-style="none" officeooo:rsid="00284c56" officeooo:paragraph-rsid="0030bd8f"/>
    </style:style>
    <style:style style:name="P45" style:family="paragraph" style:parent-style-name="Standard">
      <style:text-properties style:text-underline-style="none" officeooo:rsid="002b39ac" officeooo:paragraph-rsid="002b39ac"/>
    </style:style>
    <style:style style:name="P46" style:family="paragraph" style:parent-style-name="Standard">
      <style:text-properties style:text-underline-style="none" officeooo:rsid="002cf953" officeooo:paragraph-rsid="002cf953"/>
    </style:style>
    <style:style style:name="P47" style:family="paragraph" style:parent-style-name="Standard">
      <style:paragraph-properties fo:text-align="justify" style:justify-single-word="false"/>
      <style:text-properties style:text-underline-style="none" officeooo:rsid="002cf953" officeooo:paragraph-rsid="002cf953"/>
    </style:style>
    <style:style style:name="P48" style:family="paragraph" style:parent-style-name="Standard">
      <style:paragraph-properties fo:text-align="justify" style:justify-single-word="false"/>
      <style:text-properties style:text-underline-style="none" officeooo:rsid="002e0cd4" officeooo:paragraph-rsid="002e0cd4"/>
    </style:style>
    <style:style style:name="P49" style:family="paragraph" style:parent-style-name="Standard">
      <style:text-properties style:text-underline-style="none" officeooo:rsid="002e0cd4" officeooo:paragraph-rsid="002e0cd4"/>
    </style:style>
    <style:style style:name="P50" style:family="paragraph" style:parent-style-name="Standard">
      <style:text-properties style:text-underline-style="none" officeooo:rsid="002e0cd4" officeooo:paragraph-rsid="00339ca4"/>
    </style:style>
    <style:style style:name="P51" style:family="paragraph" style:parent-style-name="Standard">
      <style:text-properties style:text-underline-style="none" officeooo:rsid="0030bd8f" officeooo:paragraph-rsid="0030bd8f"/>
    </style:style>
    <style:style style:name="P52" style:family="paragraph" style:parent-style-name="Standard">
      <style:text-properties style:text-underline-style="none" officeooo:rsid="0032aef0" officeooo:paragraph-rsid="0032aef0"/>
    </style:style>
    <style:style style:name="P53" style:family="paragraph" style:parent-style-name="Standard">
      <style:text-properties style:text-underline-style="none" officeooo:rsid="00339ca4" officeooo:paragraph-rsid="00339ca4"/>
    </style:style>
    <style:style style:name="P54" style:family="paragraph" style:parent-style-name="Standard">
      <style:text-properties style:text-underline-style="none" officeooo:rsid="0034eaa6" officeooo:paragraph-rsid="0034eaa6"/>
    </style:style>
    <style:style style:name="P55" style:family="paragraph" style:parent-style-name="Standard">
      <style:text-properties fo:color="#c9211e" loext:opacity="100%" style:text-underline-style="none" fo:font-weight="bold" officeooo:rsid="002c2a82" officeooo:paragraph-rsid="002c2a82" style:font-weight-asian="bold" style:font-weight-complex="bold"/>
    </style:style>
    <style:style style:name="P56" style:family="paragraph" style:parent-style-name="Standard">
      <style:text-properties fo:font-weight="normal" officeooo:rsid="0022eb2b" officeooo:paragraph-rsid="0022eb2b" style:font-weight-asian="normal" style:font-weight-complex="normal"/>
    </style:style>
    <style:style style:name="P57" style:family="paragraph" style:parent-style-name="Standard" style:list-style-name="L1">
      <style:text-properties officeooo:paragraph-rsid="002583e9"/>
    </style:style>
    <style:style style:name="P58" style:family="paragraph" style:parent-style-name="Standard" style:list-style-name="L1">
      <style:text-properties officeooo:rsid="002583e9" officeooo:paragraph-rsid="002583e9"/>
    </style:style>
    <style:style style:name="P59" style:family="paragraph" style:parent-style-name="Standard" style:list-style-name="L1">
      <style:text-properties fo:color="#000000" loext:opacity="100%" style:font-name="Calibri" officeooo:rsid="002583e9" officeooo:paragraph-rsid="002583e9"/>
    </style:style>
    <style:style style:name="P60" style:family="paragraph" style:parent-style-name="Standard" style:list-style-name="L2">
      <style:text-properties style:use-window-font-color="true" loext:opacity="0%" style:font-name="Calibri" style:text-underline-style="none" fo:font-weight="normal" officeooo:rsid="002820cb" officeooo:paragraph-rsid="002820cb" style:font-weight-asian="normal" style:font-weight-complex="normal"/>
    </style:style>
    <style:style style:name="P61" style:family="paragraph" style:parent-style-name="Standard" style:list-style-name="L2">
      <style:text-properties fo:color="#ed4c05" loext:opacity="100%" style:text-underline-style="solid" style:text-underline-width="auto" style:text-underline-color="font-color" fo:font-weight="bold" officeooo:rsid="002820cb" officeooo:paragraph-rsid="002820cb" style:font-weight-asian="bold" style:font-weight-complex="bold"/>
    </style:style>
    <style:style style:name="P62" style:family="paragraph" style:parent-style-name="Standard" style:list-style-name="L3">
      <style:text-properties style:text-underline-style="none" officeooo:rsid="002b39ac" officeooo:paragraph-rsid="002b39ac"/>
    </style:style>
    <style:style style:name="P63" style:family="paragraph" style:parent-style-name="Standard" style:list-style-name="L4">
      <style:paragraph-properties fo:text-align="justify" style:justify-single-word="false"/>
      <style:text-properties style:text-underline-style="none" officeooo:rsid="002cf953" officeooo:paragraph-rsid="002cf953"/>
    </style:style>
    <style:style style:name="P64" style:family="paragraph" style:parent-style-name="Standard">
      <style:paragraph-properties fo:text-align="justify" style:justify-single-word="false"/>
      <style:text-properties style:text-underline-style="none" officeooo:rsid="0032aef0" officeooo:paragraph-rsid="002e0cd4"/>
    </style:style>
    <style:style style:name="P65" style:family="paragraph" style:parent-style-name="Standard">
      <style:text-properties style:text-underline-style="none" officeooo:rsid="0032aef0" officeooo:paragraph-rsid="0032aef0"/>
    </style:style>
    <style:style style:name="P66" style:family="paragraph" style:parent-style-name="Standard">
      <style:text-properties style:text-underline-style="none" officeooo:rsid="0030bd8f" officeooo:paragraph-rsid="0030bd8f"/>
    </style:style>
    <style:style style:name="P67" style:family="paragraph" style:parent-style-name="Standard">
      <style:text-properties style:text-underline-style="none" officeooo:rsid="003670a3" officeooo:paragraph-rsid="003670a3"/>
    </style:style>
    <style:style style:name="P68" style:family="paragraph" style:parent-style-name="Standard" style:list-style-name="L5">
      <style:text-properties style:text-underline-style="none" officeooo:rsid="003670a3" officeooo:paragraph-rsid="003670a3"/>
    </style:style>
    <style:style style:name="P69" style:family="paragraph" style:parent-style-name="Standard" style:list-style-name="L6">
      <style:text-properties style:text-underline-style="none" officeooo:rsid="003670a3" officeooo:paragraph-rsid="003670a3"/>
    </style:style>
    <style:style style:name="P70" style:family="paragraph" style:parent-style-name="Standard" style:list-style-name="L4">
      <style:paragraph-properties fo:text-align="justify" style:justify-single-word="false"/>
      <style:text-properties officeooo:paragraph-rsid="002e0cd4"/>
    </style:style>
    <style:style style:name="P71" style:family="paragraph" style:parent-style-name="Standard">
      <style:text-properties fo:color="#55308d" loext:opacity="100%" style:text-underline-style="solid" style:text-underline-width="auto" style:text-underline-color="font-color" fo:font-weight="bold" officeooo:rsid="00284c56" officeooo:paragraph-rsid="00284c56" style:font-weight-asian="bold" style:font-weight-complex="bold"/>
    </style:style>
    <style:style style:name="P72" style:family="paragraph" style:parent-style-name="Standard">
      <style:text-properties fo:color="#55308d" loext:opacity="100%" style:text-underline-style="solid" style:text-underline-width="auto" style:text-underline-color="font-color" fo:font-weight="bold" officeooo:rsid="00284c56" officeooo:paragraph-rsid="002cf953" style:font-weight-asian="bold" style:font-weight-complex="bold"/>
    </style:style>
    <style:style style:name="P73" style:family="paragraph" style:parent-style-name="Standard">
      <style:text-properties fo:color="#55308d" loext:opacity="100%" style:text-underline-style="solid" style:text-underline-width="auto" style:text-underline-color="font-color" fo:font-weight="bold" officeooo:rsid="00284c56" officeooo:paragraph-rsid="00339ca4" style:font-weight-asian="bold" style:font-weight-complex="bold"/>
    </style:style>
    <style:style style:name="P74" style:family="paragraph" style:parent-style-name="Standard">
      <style:text-properties fo:color="#55308d" loext:opacity="100%" style:text-underline-style="solid" style:text-underline-width="auto" style:text-underline-color="font-color" fo:font-weight="bold" officeooo:rsid="00284c56" officeooo:paragraph-rsid="0034eaa6" style:font-weight-asian="bold" style:font-weight-complex="bold"/>
    </style:style>
    <style:style style:name="P75" style:family="paragraph" style:parent-style-name="Standard">
      <style:text-properties fo:color="#55308d" loext:opacity="100%" style:text-underline-style="solid" style:text-underline-width="auto" style:text-underline-color="font-color" fo:font-weight="bold" officeooo:rsid="00284c56" officeooo:paragraph-rsid="0030bd8f" style:font-weight-asian="bold" style:font-weight-complex="bold"/>
    </style:style>
    <style:style style:name="P76" style:family="paragraph" style:parent-style-name="Standard">
      <style:text-properties fo:color="#55308d" loext:opacity="100%" style:text-underline-style="solid" style:text-underline-width="auto" style:text-underline-color="font-color" fo:font-weight="bold" officeooo:rsid="00284c56" officeooo:paragraph-rsid="0032aef0" style:font-weight-asian="bold" style:font-weight-complex="bold"/>
    </style:style>
    <style:style style:name="P77" style:family="paragraph" style:parent-style-name="Standard">
      <style:text-properties fo:color="#55308d" loext:opacity="100%" style:text-underline-style="solid" style:text-underline-width="auto" style:text-underline-color="font-color" fo:font-weight="bold" officeooo:rsid="00284c56" officeooo:paragraph-rsid="00350f14" style:font-weight-asian="bold" style:font-weight-complex="bold"/>
    </style:style>
    <style:style style:name="P78" style:family="paragraph" style:parent-style-name="Standard">
      <style:text-properties style:text-underline-style="solid" style:text-underline-width="auto" style:text-underline-color="font-color" officeooo:rsid="00350f14" officeooo:paragraph-rsid="00350f14"/>
    </style:style>
    <style:style style:name="T1" style:family="text">
      <style:text-properties fo:color="#000000" loext:opacity="100%"/>
    </style:style>
    <style:style style:name="T2" style:family="text">
      <style:text-properties fo:color="#000000" loext:opacity="100%" style:font-name="Calibri"/>
    </style:style>
    <style:style style:name="T3" style:family="text">
      <style:text-properties fo:color="#000000" loext:opacity="100%" style:font-name="Calibri" fo:font-weight="bold" style:font-weight-asian="bold" style:font-weight-complex="bold"/>
    </style:style>
    <style:style style:name="T4" style:family="text">
      <style:text-properties fo:color="#000000" loext:opacity="100%" style:font-name="Calibri" fo:font-weight="bold" officeooo:rsid="0027bda4" style:font-weight-asian="bold" style:font-weight-complex="bold"/>
    </style:style>
    <style:style style:name="T5" style:family="text">
      <style:text-properties fo:color="#000000" loext:opacity="100%" style:font-name="Calibri" officeooo:rsid="002583e9"/>
    </style:style>
    <style:style style:name="T6" style:family="text">
      <style:text-properties fo:color="#000000" loext:opacity="100%" style:font-name="Calibri" officeooo:rsid="00273248"/>
    </style:style>
    <style:style style:name="T7" style:family="text">
      <style:text-properties fo:color="#000000" loext:opacity="100%" style:font-name="Calibri" officeooo:rsid="0027bda4"/>
    </style:style>
    <style:style style:name="T8" style:family="text">
      <style:text-properties style:font-name="Calibri"/>
    </style:style>
    <style:style style:name="T9" style:family="text">
      <style:text-properties fo:font-weight="bold" style:font-weight-asian="bold" style:font-weight-complex="bold"/>
    </style:style>
    <style:style style:name="T10" style:family="text">
      <style:text-properties fo:font-weight="bold" officeooo:rsid="001ce352" style:font-weight-asian="bold" style:font-weight-complex="bold"/>
    </style:style>
    <style:style style:name="T11" style:family="text">
      <style:text-properties fo:font-weight="bold" officeooo:rsid="001f2e3d" style:font-weight-asian="bold" style:font-weight-complex="bold"/>
    </style:style>
    <style:style style:name="T12" style:family="text">
      <style:text-properties fo:font-weight="bold" officeooo:rsid="001ef980" style:font-weight-asian="bold" style:font-weight-complex="bold"/>
    </style:style>
    <style:style style:name="T13" style:family="text">
      <style:text-properties fo:font-weight="bold" officeooo:rsid="002034de" style:font-weight-asian="bold" style:font-weight-complex="bold"/>
    </style:style>
    <style:style style:name="T14" style:family="text">
      <style:text-properties fo:font-weight="bold" officeooo:rsid="0022eb2b" style:font-weight-asian="bold" style:font-weight-complex="bold"/>
    </style:style>
    <style:style style:name="T15" style:family="text">
      <style:text-properties officeooo:rsid="001ef980"/>
    </style:style>
    <style:style style:name="T16" style:family="text">
      <style:text-properties officeooo:rsid="001f2e3d"/>
    </style:style>
    <style:style style:name="T17" style:family="text">
      <style:text-properties fo:font-style="italic" fo:font-weight="bold" officeooo:rsid="001f2e3d" style:font-style-asian="italic" style:font-weight-asian="bold" style:font-style-complex="italic" style:font-weight-complex="bold"/>
    </style:style>
    <style:style style:name="T18" style:family="text">
      <style:text-properties fo:font-weight="normal" officeooo:rsid="0022eb2b" style:font-weight-asian="normal" style:font-weight-complex="normal"/>
    </style:style>
    <style:style style:name="T19" style:family="text">
      <style:text-properties officeooo:rsid="002034de"/>
    </style:style>
    <style:style style:name="T20" style:family="text">
      <style:text-properties fo:color="#bf0041" loext:opacity="100%" fo:font-style="normal" fo:font-weight="bold" officeooo:rsid="001f2e3d" style:font-style-asian="normal" style:font-weight-asian="bold" style:font-style-complex="normal" style:font-weight-complex="bold"/>
    </style:style>
    <style:style style:name="T21" style:family="text">
      <style:text-properties fo:color="#158466" loext:opacity="100%" fo:font-weight="bold" officeooo:rsid="00241a4b" style:font-weight-asian="bold" style:font-weight-complex="bold"/>
    </style:style>
    <style:style style:name="T22" style:family="text">
      <style:text-properties fo:color="#158466" loext:opacity="100%" style:text-underline-style="solid" style:text-underline-width="auto" style:text-underline-color="font-color" fo:font-weight="bold" officeooo:rsid="002583e9" style:font-weight-asian="bold" style:font-weight-complex="bold"/>
    </style:style>
    <style:style style:name="T23" style:family="text">
      <style:text-properties fo:color="#158466" loext:opacity="100%" style:text-underline-style="solid" style:text-underline-width="auto" style:text-underline-color="font-color" fo:font-weight="bold" officeooo:rsid="0025d57c" style:font-weight-asian="bold" style:font-weight-complex="bold"/>
    </style:style>
    <style:style style:name="T24" style:family="text">
      <style:text-properties fo:color="#158466" loext:opacity="100%" style:font-name="Calibri" fo:font-weight="bold" style:font-weight-asian="bold" style:font-weight-complex="bold"/>
    </style:style>
    <style:style style:name="T25" style:family="text">
      <style:text-properties fo:color="#158466" loext:opacity="100%" style:font-name="Calibri" fo:font-weight="bold" officeooo:rsid="002583e9" style:font-weight-asian="bold" style:font-weight-complex="bold"/>
    </style:style>
    <style:style style:name="T26" style:family="text">
      <style:text-properties fo:color="#158466" loext:opacity="100%" style:font-name="Calibri" fo:font-weight="bold" officeooo:rsid="001e374d" style:font-weight-asian="bold" style:font-weight-complex="bold"/>
    </style:style>
    <style:style style:name="T27" style:family="text">
      <style:text-properties fo:color="#158466" loext:opacity="100%" style:font-name="Calibri" fo:font-weight="bold" officeooo:rsid="00273248" style:font-weight-asian="bold" style:font-weight-complex="bold"/>
    </style:style>
    <style:style style:name="T28" style:family="text">
      <style:text-properties fo:color="#158466" loext:opacity="100%" style:font-name="Calibri" style:text-underline-style="solid" style:text-underline-width="auto" style:text-underline-color="font-color" fo:font-weight="bold" style:font-weight-asian="bold" style:font-weight-complex="bold"/>
    </style:style>
    <style:style style:name="T29" style:family="text">
      <style:text-properties officeooo:rsid="002583e9"/>
    </style:style>
    <style:style style:name="T30" style:family="text">
      <style:text-properties officeooo:rsid="0025d57c"/>
    </style:style>
    <style:style style:name="T31" style:family="text">
      <style:text-properties fo:color="#ed4c05" loext:opacity="100%" style:font-name="Calibri" style:text-underline-style="solid" style:text-underline-width="auto" style:text-underline-color="font-color" fo:font-weight="bold" style:font-weight-asian="bold" style:font-weight-complex="bold"/>
    </style:style>
    <style:style style:name="T32" style:family="text">
      <style:text-properties fo:color="#55308d" loext:opacity="100%" style:font-name="Calibri"/>
    </style:style>
    <style:style style:name="T33" style:family="text">
      <style:text-properties fo:color="#55308d" loext:opacity="100%" style:font-name="Calibri" style:text-underline-style="solid" style:text-underline-width="auto" style:text-underline-color="font-color" fo:font-weight="bold" style:font-weight-asian="bold" style:font-weight-complex="bold"/>
    </style:style>
    <style:style style:name="T34" style:family="text">
      <style:text-properties style:use-window-font-color="true" loext:opacity="0%" style:font-name="Calibri" style:text-underline-style="none"/>
    </style:style>
    <style:style style:name="T35" style:family="text">
      <style:text-properties style:use-window-font-color="true" loext:opacity="0%" style:font-name="Calibri" style:text-underline-style="none" fo:font-weight="normal" style:font-weight-asian="normal" style:font-weight-complex="normal"/>
    </style:style>
    <style:style style:name="T36" style:family="text">
      <style:text-properties style:use-window-font-color="true" loext:opacity="0%" style:font-name="Calibri" style:text-underline-style="none" fo:font-weight="normal" officeooo:rsid="002820cb" style:font-weight-asian="normal" style:font-weight-complex="normal"/>
    </style:style>
    <style:style style:name="T37" style:family="text">
      <style:text-properties style:text-underline-style="none" officeooo:rsid="002e0cd4"/>
    </style:style>
    <style:style style:name="T38" style:family="text">
      <style:text-properties style:text-underline-style="none" officeooo:rsid="0032aef0"/>
    </style:style>
    <style:style style:name="T39" style:family="text">
      <style:text-properties officeooo:rsid="002a3c1b"/>
    </style:style>
    <style:style style:name="T40" style:family="text">
      <style:text-properties officeooo:rsid="002b39ac"/>
    </style:style>
    <style:style style:name="T41" style:family="text">
      <style:text-properties fo:color="#c9211e" loext:opacity="100%" fo:font-weight="bold" style:font-weight-asian="bold" style:font-weight-complex="bold"/>
    </style:style>
    <style:style style:name="T42" style:family="text">
      <style:text-properties fo:color="#c9211e" loext:opacity="100%" fo:font-weight="bold" officeooo:rsid="002b39ac" style:font-weight-asian="bold" style:font-weight-complex="bold"/>
    </style:style>
    <style:style style:name="T43" style:family="text">
      <style:text-properties fo:color="#c9211e" loext:opacity="100%" fo:font-weight="bold" officeooo:rsid="0030bd8f" style:font-weight-asian="bold" style:font-weight-complex="bold"/>
    </style:style>
    <style:style style:name="T44" style:family="text">
      <style:text-properties officeooo:rsid="002c2a82"/>
    </style:style>
    <style:style style:name="T45" style:family="text">
      <style:text-properties officeooo:rsid="002e0cd4"/>
    </style:style>
    <style:style style:name="T46" style:family="text">
      <style:text-properties officeooo:rsid="0030bd8f"/>
    </style:style>
    <style:style style:name="T47" style:family="text">
      <style:text-properties officeooo:rsid="0032aef0"/>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24">EL PROYECTO EN PALABRAS</text:p>
      <text:p text:style-name="P1"/>
      <text:p text:style-name="P8">¿Cómo surge?</text:p>
      <text:p text:style-name="P7"/>
      <text:p text:style-name="P6">Para adquirir videojuegos hay una gran variedad de plataformas, al igual que para series o películas </text:p>
      <text:p text:style-name="P15"><text:span text:style-name="T2">existen multtud de servicios (Netlix, Prime Video, HBO, Disney +). Esto puede llevar a no saber en</text:span><text:span text:style-name="T1"> </text:span></text:p>
      <text:p text:style-name="P10">que plataforma está disponible un juego o incluso comprar uno que ya habías adquirido. </text:p>
      <text:p text:style-name="P10"/>
      <text:p text:style-name="P15"><text:span text:style-name="T2">Esto ahorra tempo al usuario con una búsqueda única para localizar un juego, evitando tener que</text:span><text:span text:style-name="T1"> </text:span></text:p>
      <text:p text:style-name="P10">visitar todas sus plataformas. </text:p>
      <text:p text:style-name="P1"/>
      <text:p text:style-name="P16">¿Qué queremos hacer?</text:p>
      <text:p text:style-name="P1"/>
      <text:p text:style-name="P5">Desarrollaremos una aplicación web de consulta de videojuegos, pudiendo ver en que plataforma </text:p>
      <text:p text:style-name="P4">están o las fichas técnicas de los mismos (nombre, género, valoración, PEGI, etc).</text:p>
      <text:p text:style-name="P4"/>
      <text:p text:style-name="P9">Inspiración al ver la página de PlayMax que hace algo similar a lo que queremos pero con películas y series.</text:p>
      <text:p text:style-name="P16"/>
      <text:p text:style-name="P17"/>
      <text:p text:style-name="P33">ANÁLISIS FUNCIONAL</text:p>
      <text:p text:style-name="P11"/>
      <text:p text:style-name="P12"><text:span text:style-name="T23">P</text:span><text:span text:style-name="T22">ágina </text:span><text:span text:style-name="T23">principal</text:span><text:span text:style-name="T29"> </text:span><text:span text:style-name="T30">el usuario verá que esta </text:span><text:span text:style-name="T29">compuesta por:</text:span></text:p>
      <text:p text:style-name="P12"/>
      <text:list text:style-name="L1">
        <text:list-item>
          <text:p text:style-name="P57"><text:span text:style-name="T25">Cabecera</text:span><text:span text:style-name="T5">: con un logo , un buscador y un botón de explorar </text:span></text:p>
        </text:list-item>
        <text:list-item>
          <text:p text:style-name="P58"><text:span text:style-name="T26">B</text:span><text:span text:style-name="T24">ody</text:span><text:span text:style-name="T2">: varias secciones donde encontrará: </text:span></text:p>
          <text:list>
            <text:list-item>
              <text:p text:style-name="P59">Sección con los titulos más recientes y últimas novedades. </text:p>
            </text:list-item>
            <text:list-item>
              <text:p text:style-name="P59">Sección con los próximos lanzamientos o los juegos más buscados</text:p>
            </text:list-item>
          </text:list>
        </text:list-item>
        <text:list-item>
          <text:p text:style-name="P58"><text:span text:style-name="T24">Footer</text:span><text:span text:style-name="T2">: licencias, copyrigth, privacidad, enlaces personales a github o ko-fe</text:span></text:p>
        </text:list-item>
      </text:list>
      <text:p text:style-name="P13"/>
      <text:p text:style-name="P27"><text:span text:style-name="T3">Logo</text:span><text:span text:style-name="T2"> – botón de home o inicio. Te </text:span><text:span text:style-name="T6">redirige</text:span><text:span text:style-name="T2"> a la </text:span><text:span text:style-name="T24">página pr</text:span><text:span text:style-name="T27">i</text:span><text:span text:style-name="T24">ncipal</text:span></text:p>
      <text:p text:style-name="P14"/>
      <text:p text:style-name="P28"><text:span text:style-name="T3">Buscador</text:span><text:span text:style-name="T2"> – se podrá escribir para buscar por un juego concreto. </text:span><text:span text:style-name="T6">Recogeremos el campo y haremos una llamada para consumir la API rest. Con los resultados obtenidos se redirigirá al usuario a la </text:span><text:span text:style-name="T31">página resultados</text:span><text:span text:style-name="T2"> , </text:span><text:span text:style-name="T6">donde se montaran los videojuegos que tengan coincidencia con la busqueda en forma de tarjeta sencilla, dando información breve de cada uno. Pueden salir </text:span><text:span text:style-name="T2">varios, uno o ninguno </text:span><text:span text:style-name="T6">resultado</text:span><text:span text:style-name="T2">.</text:span></text:p>
      <text:p text:style-name="P14"/>
      <text:p text:style-name="P27"><text:span text:style-name="T3">Botón explorar</text:span><text:span text:style-name="T2"> - <text:s/></text:span><text:span text:style-name="T6">redirige</text:span><text:span text:style-name="T2"> a </text:span><text:span text:style-name="T6">la</text:span><text:span text:style-name="T2"> sección de próximos lanzamientos en la misma </text:span><text:span text:style-name="T28">página principal</text:span></text:p>
      <text:p text:style-name="P14"/>
      <text:p text:style-name="P27"><text:span text:style-name="T3">Click en cualquier juego</text:span><text:span text:style-name="T2"> </text:span><text:span text:style-name="T4">que aparece</text:span><text:span text:style-name="T2">– </text:span><text:span text:style-name="T6">redirige</text:span><text:span text:style-name="T2"> al usuario a la </text:span><text:span text:style-name="T33">pagina ficha</text:span><text:span text:style-name="T2"> donde verá información del juego. </text:span><text:span text:style-name="T6">Esta se sacará de una llamada a la API rest con el nombre concreto del juego clickado, usando la información para mostrat toda la información del mismo en una ficha completa, con descri</text:span><text:span text:style-name="T7">p</text:span><text:span text:style-name="T6">ción, características, plataformas disponibles, fotos, videos, etc.</text:span></text:p>
      <text:p text:style-name="P14"/>
      <text:p text:style-name="P14"/>
      <text:p text:style-name="P14"/>
      <text:p text:style-name="P14"/>
      <text:p text:style-name="P14"/>
      <text:p text:style-name="P14"><text:soft-page-break/></text:p>
      <text:p text:style-name="P29"><text:span text:style-name="T8">Página resultados</text:span><text:span text:style-name="T35"> – la cabecera y el footer se comparten entre páginas (siempre estará presente el logo, buscador y bot</text:span><text:span text:style-name="T36">ó</text:span><text:span text:style-name="T35">n explorar). Se divide en:</text:span></text:p>
      <text:p text:style-name="P38"/>
      <text:list text:style-name="L2">
        <text:list-item>
          <text:p text:style-name="P60">Resultados – en el centro de la pantalla saldrán ordenados por nombre los distintos resultados que coincidadn con la búsqueda del usuario. </text:p>
        </text:list-item>
        <text:list-item>
          <text:p text:style-name="P61"><text:span text:style-name="T35">Filtros – el usuario podrá filtrar los rtesultados de búsqueda obtenidos. Por ejemplo, si introduce un filtro de PEGI de +18: se traduce en una query consumiendo la api rest con el mismo campo de búsqueda pero con la condición del filtro en un </text:span><text:span text:style-name="T34">where</text:span><text:span text:style-name="T35">. Se volverán a mostrar los con los datos recogidos.</text:span></text:p>
        </text:list-item>
      </text:list>
      <text:p text:style-name="P39"/>
      <text:p text:style-name="P39"/>
      <text:p text:style-name="P30"><text:span text:style-name="T32">Página ficha</text:span><text:span text:style-name="T35"> – en esta página se mostrará la ficha de un único juego, con toda su información. Esta se sacará de consumir la API. Tendrá una sección importante donde se mostrarán las plataformas dopnde se encuentra disponible, que se obtendrán haciendo una llamada a las APIs de cada plataforma para ver su disponibilidad.</text:span></text:p>
      <text:p text:style-name="P38"/>
      <text:p text:style-name="P38"/>
      <text:p text:style-name="P3"/>
      <text:p text:style-name="P1"><text:span text:style-name="T9">ANÁLISIS </text:span><text:span text:style-name="T10">NO</text:span><text:span text:style-name="T9"> FUNCIONAL</text:span></text:p>
      <text:p text:style-name="P1"/>
      <text:p text:style-name="P1"/>
      <text:p text:style-name="P18">arquitectura <text:span text:style-name="T9">MVC</text:span> – <text:span text:style-name="T15">separación de responsabilidades. Diferenciación entre render en cliente y servidor. Modularidad de componentes. </text:span></text:p>
      <text:p text:style-name="P18"/>
      <text:p text:style-name="P22">base de datos relacional (<text:span text:style-name="T9">posgresSQL</text:span>) <text:span text:style-name="T9">- </text:span><text:span text:style-name="T21">APRENDIENDO</text:span> </text:p>
      <text:p text:style-name="P19"><text:tab/><text:span text:style-name="T16">en vez de usar la api </text:span><text:span text:style-name="T11">igdb</text:span><text:span text:style-name="T16">, almacenar sus datos de manera local</text:span></text:p>
      <text:p text:style-name="P19"><text:tab/><text:span text:style-name="T15">consumir </text:span><text:span text:style-name="T16">la</text:span><text:span text:style-name="T15"> api externa para usar sus datos en json</text:span></text:p>
      <text:p text:style-name="P19"><text:tab/><text:span text:style-name="T15">sacar la estructura de la base de datos del json</text:span> </text:p>
      <text:p text:style-name="P26"><text:tab/>parsear los archivos json para volcar a la base de datos</text:p>
      <text:p text:style-name="P22"><text:tab/><text:span text:style-name="T19">usar ORM </text:span><text:span text:style-name="T13">Prisma </text:span><text:span text:style-name="T9">- </text:span><text:span text:style-name="T21">APRENDIENDO</text:span></text:p>
      <text:p text:style-name="P18"/>
      <text:p text:style-name="P18">servicio <text:span text:style-name="T9">api rest</text:span></text:p>
      <text:p text:style-name="P20"><text:tab/><text:span text:style-name="T16">consultar nuestra base de datos</text:span></text:p>
      <text:p text:style-name="P40"><text:tab/>crear endpoints para consumir la base de datos</text:p>
      <text:p text:style-name="P18"><text:tab/><text:span text:style-name="T17">patron de diseño dao?</text:span></text:p>
      <text:p text:style-name="P41"/>
      <text:p text:style-name="P23"><text:span text:style-name="T17"><text:tab/></text:span><text:span text:style-name="T20">¿Unificar llamadas a las apis con un endpoint propio?</text:span><text:span text:style-name="T17"> </text:span></text:p>
      <text:p text:style-name="P32">Según la consulta se podría guardar par hacer llamadas a todas las apis a la vez ? </text:p>
      <text:p text:style-name="P32">Sería viable? Dónde se haría, un método propio o un endpoint del api rest?</text:p>
      <text:p text:style-name="P31"/>
      <text:p text:style-name="P18"/>
      <text:p text:style-name="P18">conexion apis externas – <text:span text:style-name="T14">steam / epic / gog</text:span></text:p>
      <text:p text:style-name="P18"/>
      <text:p text:style-name="P18">control de versiones <text:span text:style-name="T9">git</text:span></text:p>
      <text:p text:style-name="P18"/>
      <text:p text:style-name="P18">backup y nube <text:span text:style-name="T9">github</text:span></text:p>
      <text:p text:style-name="P18"><text:span text:style-name="T9"><text:tab/></text:span><text:span text:style-name="T18">repositorio en la nube</text:span></text:p>
      <text:p text:style-name="P56"><text:tab/>trabajar en distintas ramas</text:p>
      <text:p text:style-name="P1"/>
      <text:p text:style-name="P18">gestión de proyecto <text:span text:style-name="T9">trello</text:span></text:p>
      <text:p text:style-name="P18"><text:soft-page-break/></text:p>
      <text:p text:style-name="P25">despliegue <text:span text:style-name="T9">vercel </text:span>(tiene integración con nextjs) <text:span text:style-name="T10">- </text:span><text:span text:style-name="T21">APRENDIENDO</text:span></text:p>
      <text:p text:style-name="P18"/>
      <text:p text:style-name="P19"><text:span text:style-name="T15">C</text:span>odificación </text:p>
      <text:p text:style-name="P19"><text:tab/>IDE : <text:span text:style-name="T9">visual</text:span></text:p>
      <text:p text:style-name="P19"><text:tab/><text:span text:style-name="T15">F</text:span>ullstack: <text:span text:style-name="T9">Typescript - </text:span><text:span text:style-name="T21">APRENDIENDO</text:span></text:p>
      <text:p text:style-name="P21"><text:span text:style-name="T15"><text:tab/>Clean code y buenas prácticas</text:span> :<text:span text:style-name="T12">eslint, airbnb y husky - </text:span><text:span text:style-name="T21">APRENDIENDO</text:span></text:p>
      <text:p text:style-name="P21"><text:tab/><text:span text:style-name="T15">Framework: </text:span><text:span text:style-name="T12">nextjs 14 / react</text:span><text:span text:style-name="T15"> - </text:span><text:span text:style-name="T21">APRENDIENDO</text:span></text:p>
      <text:p text:style-name="P19"><text:tab/></text:p>
      <text:p text:style-name="P1"/>
      <text:p text:style-name="P1"/>
      <text:p text:style-name="P1"/>
      <text:p text:style-name="P16"/>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1"/>
      <text:p text:style-name="P1"/>
      <text:p text:style-name="P42"><text:span text:style-name="T9">CRONOLOGÍA</text:span> </text:p>
      <text:p text:style-name="P42"/>
      <text:p text:style-name="P42"/>
      <text:p text:style-name="P42"><text:span text:style-name="T46">Lunes, Martes, Miércoles, Jueves</text:span> – <text:span text:style-name="T46">1</text:span> h<text:span text:style-name="T40">ora</text:span> </text:p>
      <text:p text:style-name="P42">Viernes – <text:span text:style-name="T40">4 horas</text:span> </text:p>
      <text:p text:style-name="P42"><text:span text:style-name="T46">Sábado, Domingo</text:span> – <text:span text:style-name="T40">8 horas</text:span></text:p>
      <text:p text:style-name="P42"/>
      <text:p text:style-name="P42"/>
      <text:p text:style-name="P42">Total – <text:span text:style-name="T42">2</text:span><text:span text:style-name="T43">4</text:span><text:span text:style-name="T41"> </text:span><text:span text:style-name="T42">horas</text:span> de trabajo a la semana <text:span text:style-name="T40">aproximadamente, </text:span><text:span text:style-name="T46">estimando dedicar todas las horas libres del día al proyecto.</text:span></text:p>
      <text:p text:style-name="P42"/>
      <text:p text:style-name="P42"/>
      <text:p text:style-name="P42"/>
      <text:p text:style-name="P71">Del 18 al 22 Marzo</text:p>
      <text:p text:style-name="P34"/>
      <text:p text:style-name="P43"/>
      <text:p text:style-name="P44">Desde un principio se tuvo en cuenta que el proyecto sirviera para aprender, y no solo para aplicar lo que se vi<text:span text:style-name="T46">o</text:span> en todo el curso. Esto implica tener que dedicar bastante tiempo y recursos en investigación y estudio <text:span text:style-name="T39">extra</text:span> para autoform<text:span text:style-name="T39">a</text:span>rnos. </text:p>
      <text:p text:style-name="P44"/>
      <text:p text:style-name="P51">Queremos usar next.js porque vimos que un compañero lo utilizó y nos pareció una buena tyecnología, además de usarse mucho en el mercado laboral. </text:p>
      <text:p text:style-name="P51"/>
      <text:p text:style-name="P51">En vista de que las práticas no serán muy sustanciales, aprovecharemos para aprender por nuestrta cuenta.</text:p>
      <text:p text:style-name="P51"/>
      <text:p text:style-name="P51">Queriamos una web SPA y con next.js sabíamos que se podia hacer. Investigamos si la idea que teníamos sería viable rtealizarla en nextjs.</text:p>
      <text:p text:style-name="P51"/>
      <text:p text:style-name="P51">Se decidió usar Next.js, Typescript y postgreSQL , ya que son compatibles entre ellos.</text:p>
      <text:p text:style-name="P51">Next.js también iontegra TailwindCSS, asi que lo usariamos para dar estilos.</text:p>
      <text:p text:style-name="P51"/>
      <text:p text:style-name="P51">Vimos que Vercel había desarrollado nextjs, así que desplegaremos con Vercel.</text:p>
      <text:p text:style-name="P51"/>
      <text:p text:style-name="P51"><text:s/></text:p>
      <text:p text:style-name="P43"/>
      <text:p text:style-name="P43"><text:span text:style-name="T44">Planteamiento de </text:span>las ideas en papel para tener una visión <text:span text:style-name="T44">general</text:span> y poder estructurar el proyecto. </text:p>
      <text:p text:style-name="P43"/>
      <text:p text:style-name="P43">Estudio de mercado y búsqueda de aplicaciones o webs similares.</text:p>
      <text:p text:style-name="P43"/>
      <text:p text:style-name="P43">Seleccionar tecnologías a utilizar, <text:span text:style-name="T44">encontrar</text:span> que frameworks serían más recomendables según la aplicación <text:span text:style-name="T44">a desarrollar</text:span>. </text:p>
      <text:p text:style-name="P43"/>
      <text:p text:style-name="P43"/>
      <text:p text:style-name="P43"/>
      <text:p text:style-name="P43"/>
      <text:p text:style-name="P43"/>
      <text:p text:style-name="P34"/>
      <text:p text:style-name="P34"/>
      <text:p text:style-name="P34"><text:soft-page-break/></text:p>
      <text:p text:style-name="P71">23 y 24 Marzo</text:p>
      <text:p text:style-name="P34"/>
      <text:p text:style-name="P43">Realización del <text:span text:style-name="T46">propuesta de proyecto.</text:span> </text:p>
      <text:p text:style-name="P43"/>
      <text:p text:style-name="P43"/>
      <text:p text:style-name="P45">Se precisaron y terminaron de seleccionar las tecnologías que forman el núcleo de la aplicación:</text:p>
      <text:p text:style-name="P55"/>
      <text:p text:style-name="P45"/>
      <text:list text:style-name="L3">
        <text:list-item>
          <text:p text:style-name="P62">Front-end <text:s/></text:p>
        </text:list-item>
        <text:list-item>
          <text:p text:style-name="P62">Back-end</text:p>
        </text:list-item>
        <text:list-item>
          <text:p text:style-name="P62">Base de Datos</text:p>
        </text:list-item>
        <text:list-item>
          <text:p text:style-name="P62">Despliegue</text:p>
        </text:list-item>
      </text:list>
      <text:p text:style-name="P45"/>
      <text:p text:style-name="P43"/>
      <text:p text:style-name="P43">Una vez recopiladas las tecnologías a usar, <text:span text:style-name="T40">se creó un proyecto en Trello para gestionar los tiempos y organizarnos a la hora de repartir tareas, poniendo </text:span><text:span text:style-name="T44">las </text:span><text:span text:style-name="T40">fechas </text:span><text:span text:style-name="T44">límite</text:span><text:span text:style-name="T40"> </text:span><text:span text:style-name="T44">de las futuras entregas.</text:span></text:p>
      <text:p text:style-name="P43"/>
      <text:p text:style-name="P43"/>
      <text:p text:style-name="P43"/>
      <text:p text:style-name="P43"/>
      <text:p text:style-name="P43"/>
      <text:p text:style-name="P72">Semana santa – 24 Marzo al 1 Abril</text:p>
      <text:p text:style-name="P43"/>
      <text:p text:style-name="P43"/>
      <text:p text:style-name="P46">Casi toda la semana se dedicó a leer documentación y buscar tutoriales:</text:p>
      <text:p text:style-name="P43"/>
      <text:p text:style-name="P43"/>
      <text:list xml:id="list1845164561" text:style-name="L4">
        <text:list-item>
          <text:p text:style-name="P63">React - se empezó con la formación de Next.js, el framework principal. Al estar basado en la librería de React se emezó a leer la documentación oficial de este último, siguiendo los tutoriales oficiales de la página. <text:span text:style-name="T47">Se recogiewron apuntes.</text:span></text:p>
        </text:list-item>
      </text:list>
      <text:p text:style-name="P47"/>
      <text:p text:style-name="P47"/>
      <text:list xml:id="list132926757158165" text:continue-numbering="true" text:style-name="L4">
        <text:list-item>
          <text:p text:style-name="P63">Typescript – como lenguaje fullstack, también fue necesario estudiar su funcionamiento. Teniendo una base sólida y buenos conocimientos de javascript, <text:span text:style-name="T47">se </text:span>mirar<text:span text:style-name="T47">on</text:span> las peculiaridades y como funciona <text:span text:style-name="T47">en tutoriales.</text:span></text:p>
        </text:list-item>
      </text:list>
      <text:p text:style-name="P47"/>
      <text:p text:style-name="P47"/>
      <text:list xml:id="list132927094610568" text:continue-numbering="true" text:style-name="L4">
        <text:list-item>
          <text:p text:style-name="P63">Vercel – <text:span text:style-name="T47">se intentó desplegar un proyecto de laravel en vercel para ver como funcionaba. No se consiguió.</text:span><text:span text:style-name="T45"> </text:span></text:p>
        </text:list-item>
      </text:list>
      <text:p text:style-name="P48"/>
      <text:p text:style-name="P48"/>
      <text:list xml:id="list132928525393504" text:continue-numbering="true" text:style-name="L4">
        <text:list-item>
          <text:p text:style-name="P70"><text:span text:style-name="T37">Prototipado – </text:span><text:span text:style-name="T38">como todo lo que probábamos hasta la fecha no funcionaba, decidimos pasar al prototipado pensando que herramientas serían mejores para hacelo. Aunque ya habíamos trabajado con Canva, se descartó por ser muy limitado. Se terminó utilizando Figma. Se dedicó un día entero a aprender a usarlo y en el día siguiente se realizó el prototipo.</text:span></text:p>
        </text:list-item>
      </text:list>
      <text:p text:style-name="P64"/>
      <text:p text:style-name="P64"/>
      <text:p text:style-name="P49"/>
      <text:p text:style-name="P49"/>
      <text:p text:style-name="P49"/>
      <text:p text:style-name="P49"/>
      <text:p text:style-name="P49"><text:soft-page-break/></text:p>
      <text:p text:style-name="P73">2 al <text:s/>8 abril</text:p>
      <text:p text:style-name="P37"/>
      <text:p text:style-name="P53">Seguimos viendo tutoriales de next.js y documentación.</text:p>
      <text:p text:style-name="P53"/>
      <text:p text:style-name="P53"/>
      <text:p text:style-name="P50"/>
      <text:p text:style-name="P73">9 Abril – Tutoría sin tutor asignado</text:p>
      <text:p text:style-name="P49"/>
      <text:p text:style-name="P49"/>
      <text:p text:style-name="P53">Al no tener todavía un tutor asignado no se presento ni planteo nada. </text:p>
      <text:p text:style-name="P53"/>
      <text:p text:style-name="P53">Como íbamos a ir todos los compañeros de clase y sabiéndo que uno de ellos conocía muy bien next.js, hablamos con él para consultar dudas y saber como arrancar.</text:p>
      <text:p text:style-name="P53"/>
      <text:p text:style-name="P49"/>
      <text:p text:style-name="P73">10 al 13 Abril</text:p>
      <text:p text:style-name="P49"/>
      <text:p text:style-name="P54">Null</text:p>
      <text:p text:style-name="P49"/>
      <text:p text:style-name="P74">15 al 18 Abril</text:p>
      <text:p text:style-name="P49"/>
      <text:p text:style-name="P54">No data</text:p>
      <text:p text:style-name="P49"/>
      <text:p text:style-name="P49"/>
      <text:p text:style-name="P49"/>
      <text:p text:style-name="P75">19 y 20 Abril</text:p>
      <text:p text:style-name="P49"/>
      <text:p text:style-name="P49"/>
      <text:p text:style-name="P51">Intentamos migrar un proyecto propio de laravel a nextjs y no lo conseguimos.</text:p>
      <text:p text:style-name="P51">Los siguientes días se destinaron a seguir un tutorial de una aplicación con next.js.</text:p>
      <text:p text:style-name="P49"/>
      <text:p text:style-name="P49"/>
      <text:p text:style-name="P75">21 al 24 Abril</text:p>
      <text:p text:style-name="P49"/>
      <text:p text:style-name="P49"/>
      <text:p text:style-name="P51">Seguimiento de un tutorial de una aplicación completa relizada en nextjs, con typescript y tailwindCSS.</text:p>
      <text:p text:style-name="P49"/>
      <text:p text:style-name="P49"/>
      <text:p text:style-name="P75">25 Abril – Primera tutoría de proyecto</text:p>
      <text:p text:style-name="P35"/>
      <text:p text:style-name="P35"/>
      <text:p text:style-name="P51">Planteamos nuestra idea a Cristina para que nos proporcionara feedback.</text:p>
      <text:p text:style-name="P35"/>
      <text:p text:style-name="P51">Le consultamos las siguienters dudas :</text:p>
      <text:p text:style-name="P51"/>
      <text:p text:style-name="P51">- Al tener muchas APIs no sabíamos que era mejor, si gestionarlas individualmente o juntar la llamada y cobnsumirlsa a la vez.</text:p>
      <text:p text:style-name="P51"/>
      <text:p text:style-name="P51">- Teníamos pensado migrar la API IGDB a una BD local, pero no sabíamos muy bien como estructurar la información.</text:p>
      <text:p text:style-name="P51"><text:soft-page-break/></text:p>
      <text:p text:style-name="P51">- La idea era pedir información a la Bd volcada y consultar posteriormente las APIs específicas de cada plataforma.</text:p>
      <text:p text:style-name="P51"/>
      <text:p text:style-name="P51"/>
      <text:p text:style-name="P51">Nos recomendó ovbiar la API IGDB para dejarla como última opción donde consultar, y hacer llamadas a las APIs específicas para los datos que nos interesan. De esta manera se evita realizar un parseo de IGDB a un BD local, quitando peso al desarrollo.</text:p>
      <text:p text:style-name="P51"/>
      <text:p text:style-name="P51"/>
      <text:p text:style-name="P51">Le enseñamos el prototipo y nos recomendó:</text:p>
      <text:p text:style-name="P51"/>
      <text:p text:style-name="P51">- La introduccón de login de usuarios como nueva funcionaliodad.</text:p>
      <text:p text:style-name="P51">- En cada tarjeta del videojuego introducir un icono o algo visual con las plataformas donde esta, evitando al usuario consultar para nada.</text:p>
      <text:p text:style-name="P51">- Poner en la página principal las plataformas que se van a consultar, de manera que un usuario pueda ver rápìdamente si tiene alguna o no.</text:p>
      <text:p text:style-name="P51">- Introducir filtros muy génericos en la portada.</text:p>
      <text:p text:style-name="P51"/>
      <text:p text:style-name="P51"/>
      <text:p text:style-name="P51"/>
      <text:p text:style-name="P51"/>
      <text:p text:style-name="P75">26 y 27 Abril</text:p>
      <text:p text:style-name="P35"/>
      <text:p text:style-name="P35"/>
      <text:p text:style-name="P52">Según seguimos el tutorial, se rtealizó un segundo intento de migrar el proyecto de Laravel a next.js. Esta vez tuvimos mejores resultados pero ciertas funcionalidades no se consiguieron resolver. </text:p>
      <text:p text:style-name="P52"/>
      <text:p text:style-name="P52"/>
      <text:p text:style-name="P76">29 y 30 Abril</text:p>
      <text:p text:style-name="P36"/>
      <text:p text:style-name="P52">En vista de tener un puente largo y tiempo para desarrollar, se dedicaron estos 2 días a escribir el dossier y la cronología hasta la fecha.</text:p>
      <text:p text:style-name="P52"/>
      <text:p text:style-name="P52"/>
      <text:p text:style-name="P52"/>
      <text:p text:style-name="P52"/>
      <text:p text:style-name="P77">1 Abril al 5 Mayo</text:p>
      <text:p text:style-name="P78"/>
      <text:p text:style-name="P67">Seguimos el tutorial práctico en la página oficial de Next.</text:p>
      <text:p text:style-name="P67"/>
      <text:p text:style-name="P67">Pedimos las keys de las API que vamos a usar:</text:p>
      <text:p text:style-name="P67"/>
      <text:list text:style-name="L5">
        <text:list-item>
          <text:p text:style-name="P68">Steam: para poder solicitarla nos pide una url, hasta que no tengamos algo desplegado no la podemos tener.</text:p>
          <text:p text:style-name="P68"/>
        </text:list-item>
        <text:list-item>
          <text:p text:style-name="P68">RAWG: se pide la key para ir obteniendo los datos <text:s/></text:p>
        </text:list-item>
      </text:list>
      <text:p text:style-name="P67"/>
      <text:p text:style-name="P67"/>
      <text:p text:style-name="P67"/>
      <text:p text:style-name="P67"/>
      <text:p text:style-name="P67"><text:soft-page-break/></text:p>
      <text:p text:style-name="P67"/>
      <text:p text:style-name="P67">Decidimos desarrollar la funcionalidad del login con usuarios, para poder tener algo desplegado y poder pedir la Steam Key.</text:p>
      <text:p text:style-name="P67"/>
      <text:p text:style-name="P67">Se crea una pequeña interfaz para crear usuarios nuevos o iniciar sesión, que irá vinculado con la BD. Se realiza una primera validación en cliente.</text:p>
      <text:p text:style-name="P67"/>
      <text:p text:style-name="P67">Para el login creamos una base de datos de usuarios local, para tener la relación de tablas y estructura. Como postgreSQL nos da problemas en local lo hacemos con MySQL:</text:p>
      <text:p text:style-name="P67"/>
      <text:list xml:id="list2790941593" text:style-name="L6">
        <text:list-item>
          <text:p text:style-name="P69">Los id serán uuid para más seguridad (como vimos en el tutorial de Next)</text:p>
          <text:p text:style-name="P69"/>
        </text:list-item>
        <text:list-item>
          <text:p text:style-name="P69">La password se almacena con hash usando bcrypt.</text:p>
          <text:p text:style-name="P69"/>
        </text:list-item>
        <text:list-item>
          <text:p text:style-name="P69">Los campos email y usuario son únicos</text:p>
          <text:p text:style-name="P69"/>
        </text:list-item>
        <text:list-item>
          <text:p text:style-name="P69">Creamos triggers para almacenar usuarios modificados o eliminados y tener un historial</text:p>
        </text:list-item>
      </text:list>
      <text:p text:style-name="P67"/>
      <text:p text:style-name="P67"/>
      <text:p text:style-name="P67">Investigamos como hacer la BD con Supabase, ya que deja administrar postgreSQL online. Ejecutamos el script de MySQL en Supabase para migrarla.</text:p>
      <text:p text:style-name="P67"/>
      <text:p text:style-name="P67"/>
      <text:p text:style-name="P67">Una vez creada la BD se conecta con la aplicación a través del <text:s/>DATABASE_URL y la password de la DB. Se testea la funcionalidad creando usuarios nuevos y funciona correctamente, se almacenan en la BD.</text:p>
      <text:p text:style-name="P67"/>
      <text:p text:style-name="P67"/>
      <text:p text:style-name="P67">Para la parte del inicio de sesión usamos Next-auth para autentificar los usuarios, pero nos da problemas y no funciona correctamente. </text:p>
      <text:p text:style-name="P67"/>
      <text:p text:style-name="P67"/>
      <text:p text:style-name="P67">Se incluye la interfaz de login en el prototipo y se documenta para realizar la entrega del prototipado.</text:p>
      <text:p text:style-name="P67"/>
      <text:p text:style-name="P67"/>
      <text:p text:style-name="P67"/>
      <text:p text:style-name="P67"/>
      <text:list xml:id="list132926591281326" text:continue-numbering="true" text:style-name="L6">
        <text:list-header>
          <text:p text:style-name="P69"/>
        </text:list-header>
      </text:list>
      <text:p text:style-name="P6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3T19:59:07.807000000</meta:creation-date>
    <dc:date>2024-05-05T13:29:26.329000000</dc:date>
    <meta:editing-duration>PT4H37M8S</meta:editing-duration>
    <meta:editing-cycles>29</meta:editing-cycles>
    <meta:generator>LibreOffice/7.4.0.3$Windows_X86_64 LibreOffice_project/f85e47c08ddd19c015c0114a68350214f7066f5a</meta:generator>
    <meta:document-statistic meta:table-count="0" meta:image-count="0" meta:object-count="0" meta:page-count="8" meta:paragraph-count="136" meta:word-count="1790" meta:character-count="10703" meta:non-whitespace-character-count="8998"/>
  </office:meta>
</office:document-meta>
</file>